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marker-start="Arrow" draw:marker-end="Arrow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0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8pt"/>
    </style:style>
    <style:style style:name="P8" style:family="paragraph">
      <style:paragraph-properties fo:text-align="center"/>
      <style:text-properties fo:font-size="8pt" style:font-size-asian="8pt" style:font-size-complex="8pt"/>
    </style:style>
    <style:style style:name="P9" style:family="paragraph">
      <style:text-properties fo:font-size="9pt"/>
    </style:style>
    <style:style style:name="P10" style:family="paragraph">
      <style:text-properties fo:font-size="9pt" style:font-size-asian="9pt" style:font-size-complex="9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3.175cm" svg:height="5.461cm" svg:x="1.381cm" svg:y="3.413cm">
          <text:p/>
        </draw:rect>
        <draw:rect draw:style-name="gr1" draw:text-style-name="P1" xml:id="id2" draw:id="id2" draw:layer="layout" svg:width="5.842cm" svg:height="10.541cm" svg:x="5.318cm" svg:y="3.413cm">
          <text:p/>
        </draw:rect>
        <draw:frame draw:style-name="gr2" draw:text-style-name="P2" draw:layer="layout" svg:width="5.722cm" svg:height="0.963cm" svg:x="7.47cm" svg:y="1.001cm">
          <draw:text-box>
            <text:p text:style-name="P2">Watson Unity SDK</text:p>
          </draw:text-box>
        </draw:frame>
        <draw:frame draw:style-name="gr2" draw:text-style-name="P4" draw:layer="layout" svg:width="1.958cm" svg:height="0.64cm" svg:x="9.075cm" svg:y="1.884cm">
          <draw:text-box>
            <text:p text:style-name="P3"><text:span text:style-name="T1">Overview</text:span></text:p>
          </draw:text-box>
        </draw:frame>
        <draw:rect draw:style-name="gr3" draw:text-style-name="P6" xml:id="id3" draw:id="id3" draw:layer="layout" svg:width="4.953cm" svg:height="0.635cm" svg:x="5.699cm" svg:y="3.54cm">
          <text:p text:style-name="P5"><text:span text:style-name="T1">TextToSpeech</text:span></text:p>
        </draw:rect>
        <draw:rect draw:style-name="gr3" draw:text-style-name="P6" xml:id="id9" draw:id="id9" draw:layer="layout" svg:width="4.953cm" svg:height="0.635cm" svg:x="5.699cm" svg:y="5.826cm">
          <text:p text:style-name="P5"><text:span text:style-name="T1">Translate</text:span></text:p>
        </draw:rect>
        <draw:rect draw:style-name="gr3" draw:text-style-name="P6" xml:id="id5" draw:id="id5" draw:layer="layout" svg:width="4.953cm" svg:height="0.635cm" svg:x="5.699cm" svg:y="4.302cm">
          <text:p text:style-name="P5"><text:span text:style-name="T1">SpeechToText</text:span></text:p>
        </draw:rect>
        <draw:rect draw:style-name="gr3" draw:text-style-name="P6" xml:id="id7" draw:id="id7" draw:layer="layout" svg:width="4.953cm" svg:height="0.635cm" svg:x="5.699cm" svg:y="5.064cm">
          <text:p text:style-name="P5"><text:span text:style-name="T1">Dialog</text:span></text:p>
        </draw:rect>
        <draw:rect draw:style-name="gr3" draw:text-style-name="P8" draw:layer="layout" svg:width="2.413cm" svg:height="0.508cm" svg:x="8.239cm" svg:y="12.303cm">
          <text:p text:style-name="P7"><text:span text:style-name="T2">Logging</text:span></text:p>
        </draw:rect>
        <draw:rect draw:style-name="gr3" draw:text-style-name="P8" draw:layer="layout" svg:width="2.413cm" svg:height="0.508cm" svg:x="5.699cm" svg:y="11.668cm">
          <text:p text:style-name="P7"><text:span text:style-name="T2">Widgets</text:span></text:p>
        </draw:rect>
        <draw:rect draw:style-name="gr3" draw:text-style-name="P8" draw:layer="layout" svg:width="2.413cm" svg:height="0.508cm" svg:x="5.699cm" svg:y="12.303cm">
          <text:p text:style-name="P7"><text:span text:style-name="T2">Prefabs</text:span></text:p>
        </draw:rect>
        <draw:rect draw:style-name="gr3" draw:text-style-name="P8" draw:layer="layout" svg:width="2.413cm" svg:height="0.508cm" svg:x="8.239cm" svg:y="12.938cm">
          <text:p text:style-name="P7"><text:span text:style-name="T2">UnitTests</text:span></text:p>
        </draw:rect>
        <draw:rect draw:style-name="gr3" draw:text-style-name="P8" draw:layer="layout" svg:width="2.413cm" svg:height="0.508cm" svg:x="5.699cm" svg:y="12.938cm">
          <text:p text:style-name="P7"><text:span text:style-name="T2">Scenes</text:span></text:p>
        </draw:rect>
        <draw:frame draw:style-name="gr2" draw:text-style-name="P4" draw:layer="layout" svg:width="2.106cm" svg:height="0.64cm" svg:x="7.022cm" svg:y="2.646cm">
          <draw:text-box>
            <text:p text:style-name="P4">Unity SDK</text:p>
          </draw:text-box>
        </draw:frame>
        <draw:frame draw:style-name="gr2" draw:text-style-name="P4" draw:layer="layout" svg:width="3.076cm" svg:height="0.64cm" svg:x="1.381cm" svg:y="2.651cm">
          <draw:text-box>
            <text:p text:style-name="P3"><text:span text:style-name="T1">Unity Application</text:span></text:p>
          </draw:text-box>
        </draw:frame>
        <draw:rect draw:style-name="gr3" draw:text-style-name="P6" draw:layer="layout" svg:width="2.794cm" svg:height="0.635cm" svg:x="1.508cm" svg:y="3.54cm">
          <text:p text:style-name="P5"><text:span text:style-name="T1">Xray 2.0</text:span></text:p>
        </draw:rect>
        <draw:connector draw:style-name="gr4" draw:text-style-name="P1" draw:layer="layout" svg:x1="4.556cm" svg:y1="6.143cm" svg:x2="5.318cm" svg:y2="8.683cm" draw:start-shape="id1" draw:start-glue-point="1" draw:end-shape="id2" draw:end-glue-point="3" svg:d="m4556 6143h381v2540h381">
          <text:p/>
        </draw:connector>
        <draw:line draw:style-name="gr5" draw:text-style-name="P1" draw:layer="layout" svg:x1="12.557cm" svg:y1="3.54cm" svg:x2="12.43cm" svg:y2="14.081cm">
          <text:p/>
        </draw:line>
        <draw:frame draw:style-name="gr2" draw:text-style-name="P10" draw:layer="layout" svg:width="1.586cm" svg:height="0.603cm" svg:x="11.795cm" svg:y="2.683cm">
          <draw:text-box>
            <text:p text:style-name="P9"><text:span text:style-name="T3">Internet</text:span></text:p>
          </draw:text-box>
        </draw:frame>
        <draw:frame draw:style-name="gr2" draw:text-style-name="P4" draw:layer="layout" svg:width="3.199cm" svg:height="0.64cm" svg:x="15.073cm" svg:y="2.651cm">
          <draw:text-box>
            <text:p text:style-name="P3"><text:span text:style-name="T1">Bluemix Services</text:span></text:p>
          </draw:text-box>
        </draw:frame>
        <draw:rect draw:style-name="gr3" draw:text-style-name="P6" draw:layer="layout" svg:width="4.953cm" svg:height="0.635cm" svg:x="14.208cm" svg:y="3.54cm">
          <text:p text:style-name="P5"><text:span text:style-name="T1">TextToSpeech</text:span></text:p>
        </draw:rect>
        <draw:rect draw:style-name="gr3" draw:text-style-name="P6" xml:id="id4" draw:id="id4" draw:layer="layout" svg:width="4.953cm" svg:height="0.635cm" svg:x="14.209cm" svg:y="3.541cm">
          <text:p text:style-name="P5"><text:span text:style-name="T1">TextToSpeech</text:span></text:p>
        </draw:rect>
        <draw:rect draw:style-name="gr3" draw:text-style-name="P6" xml:id="id8" draw:id="id8" draw:layer="layout" svg:width="4.953cm" svg:height="0.635cm" svg:x="14.208cm" svg:y="5.064cm">
          <text:p text:style-name="P5"><text:span text:style-name="T1">Dialog</text:span></text:p>
        </draw:rect>
        <draw:rect draw:style-name="gr3" draw:text-style-name="P6" xml:id="id6" draw:id="id6" draw:layer="layout" svg:width="4.953cm" svg:height="0.635cm" svg:x="14.208cm" svg:y="4.302cm">
          <text:p text:style-name="P5"><text:span text:style-name="T1">SpeechToText</text:span></text:p>
        </draw:rect>
        <draw:rect draw:style-name="gr3" draw:text-style-name="P6" xml:id="id10" draw:id="id10" draw:layer="layout" svg:width="4.953cm" svg:height="0.635cm" svg:x="14.208cm" svg:y="5.826cm">
          <text:p text:style-name="P5"><text:span text:style-name="T1">Translate</text:span></text:p>
        </draw:rect>
        <draw:connector draw:style-name="gr4" draw:text-style-name="P1" draw:layer="layout" svg:x1="10.652cm" svg:y1="3.857cm" svg:x2="14.209cm" svg:y2="3.858cm" draw:start-shape="id3" draw:start-glue-point="1" draw:end-shape="id4" draw:end-glue-point="3" svg:d="m10652 3857h1779v1h1778">
          <text:p/>
        </draw:connector>
        <draw:connector draw:style-name="gr4" draw:text-style-name="P1" draw:layer="layout" svg:x1="10.652cm" svg:y1="4.619cm" svg:x2="14.208cm" svg:y2="4.619cm" draw:start-shape="id5" draw:start-glue-point="1" draw:end-shape="id6" draw:end-glue-point="3" svg:d="m10652 4619h3556">
          <text:p/>
        </draw:connector>
        <draw:connector draw:style-name="gr4" draw:text-style-name="P1" draw:layer="layout" svg:x1="10.652cm" svg:y1="5.381cm" svg:x2="14.208cm" svg:y2="5.381cm" draw:start-shape="id7" draw:start-glue-point="1" draw:end-shape="id8" draw:end-glue-point="3" svg:d="m10652 5381h3556">
          <text:p/>
        </draw:connector>
        <draw:connector draw:style-name="gr4" draw:text-style-name="P1" draw:layer="layout" svg:x1="10.652cm" svg:y1="6.143cm" svg:x2="14.208cm" svg:y2="6.143cm" draw:start-shape="id9" draw:start-glue-point="1" draw:end-shape="id10" draw:end-glue-point="3" svg:d="m10652 6143h3556">
          <text:p/>
        </draw:connector>
        <draw:rect draw:style-name="gr3" draw:text-style-name="P8" draw:layer="layout" svg:width="2.413cm" svg:height="0.508cm" svg:x="8.239cm" svg:y="11.668cm">
          <text:p text:style-name="P8"><text:span text:style-name="T2">Authentication</text:span></text:p>
        </draw:rect>
      </draw:page>
      <draw:page draw:name="page2" draw:style-name="dp1" draw:master-page-name="Default">
        <draw:frame draw:style-name="gr2" draw:layer="layout" svg:width="5.722cm" svg:height="0.963cm" svg:x="7.47cm" svg:y="1cm">
          <draw:text-box>
            <text:p text:style-name="P1">Watson Unity SDK</text:p>
          </draw:text-box>
        </draw:frame>
        <draw:frame draw:style-name="gr2" draw:text-style-name="P4" draw:layer="layout" svg:width="2.813cm" svg:height="0.64cm" svg:x="8.747cm" svg:y="1.889cm">
          <draw:text-box>
            <text:p><text:span text:style-name="T1">Class Diagram</text:span></text:p>
          </draw:text-box>
        </draw:frame>
        <draw:custom-shape draw:style-name="gr6" draw:text-style-name="P6" draw:layer="layout" svg:width="2.921cm" svg:height="0.635cm" svg:x="1.889cm" svg:y="3.916cm">
          <text:p text:style-name="P1"><text:span text:style-name="T1">Runnable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28cm" svg:height="0.64cm" svg:x="2.547cm" svg:y="3.281cm">
          <draw:text-box>
            <text:p><text:span text:style-name="T1">Utilities</text:span></text:p>
          </draw:text-box>
        </draw:frame>
        <draw:custom-shape draw:style-name="gr6" draw:text-style-name="P6" draw:layer="layout" svg:width="2.921cm" svg:height="0.635cm" svg:x="1.889cm" svg:y="5.44cm">
          <text:p text:style-name="P1"><text:span text:style-name="T1">Factory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921cm" svg:height="0.635cm" svg:x="1.889cm" svg:y="4.678cm">
          <text:p text:style-name="P1"><text:span text:style-name="T1">Singleton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921cm" svg:height="0.635cm" svg:x="1.889cm" svg:y="6.202cm">
          <text:p text:style-name="P1"><text:span text:style-name="T1">Config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747cm" svg:height="0.64cm" svg:x="2.428cm" svg:y="7.218cm">
          <draw:text-box>
            <text:p><text:span text:style-name="T1">Logging</text:span></text:p>
          </draw:text-box>
        </draw:frame>
        <draw:custom-shape draw:style-name="gr6" draw:text-style-name="P6" draw:layer="layout" svg:width="2.921cm" svg:height="0.635cm" svg:x="1.889cm" svg:y="7.858cm">
          <text:p text:style-name="P1"><text:span text:style-name="T1">Logg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" draw:id="id12" draw:layer="layout" svg:width="2.921cm" svg:height="0.635cm" svg:x="1.889cm" svg:y="8.747cm">
          <text:p text:style-name="P1"><text:span text:style-name="T1">ILogReacto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3" draw:id="id13" draw:layer="layout" svg:width="2.921cm" svg:height="0.635cm" svg:x="6.207cm" svg:y="9.636cm">
          <text:p text:style-name="P1"><text:span text:style-name="T1">FileReacto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1" draw:id="id11" draw:layer="layout" svg:width="2.921cm" svg:height="0.635cm" svg:x="6.207cm" svg:y="8.747cm">
          <text:p text:style-name="P1"><text:span text:style-name="T1">ConsoleReactor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6.207cm" svg:y1="9.064cm" svg:x2="4.81cm" svg:y2="9.064cm" draw:start-shape="id11" draw:start-glue-point="3" draw:end-shape="id12" draw:end-glue-point="1" svg:d="m6207 9064h-1397">
          <text:p/>
        </draw:connector>
        <draw:connector draw:style-name="gr7" draw:text-style-name="P1" draw:layer="layout" svg:x1="6.207cm" svg:y1="9.953cm" svg:x2="3.349cm" svg:y2="9.382cm" draw:start-shape="id13" draw:start-glue-point="3" draw:end-shape="id12" draw:end-glue-point="2" svg:d="m6207 9953h-2858v-571">
          <text:p/>
        </draw:connector>
        <draw:frame draw:style-name="gr2" draw:text-style-name="P4" draw:layer="layout" svg:width="1.848cm" svg:height="0.64cm" svg:x="13.503cm" svg:y="3.281cm">
          <draw:text-box>
            <text:p><text:span text:style-name="T1">Services</text:span></text:p>
          </draw:text-box>
        </draw:frame>
        <draw:custom-shape draw:style-name="gr6" draw:text-style-name="P6" draw:layer="layout" svg:width="2.921cm" svg:height="0.635cm" svg:x="13.065cm" svg:y="3.921cm">
          <text:p text:style-name="P1"><text:span text:style-name="T1">TT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921cm" svg:height="0.635cm" svg:x="13.065cm" svg:y="4.81cm">
          <text:p text:style-name="P1"><text:span text:style-name="T1">ST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921cm" svg:height="0.635cm" svg:x="13.065cm" svg:y="5.699cm">
          <text:p text:style-name="P1"><text:span text:style-name="T1">Transl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921cm" svg:height="0.635cm" svg:x="13.065cm" svg:y="6.588cm">
          <text:p text:style-name="P1"><text:span text:style-name="T1">QA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301cm" svg:height="0.64cm" svg:x="2.27cm" svg:y="11.155cm">
          <draw:text-box>
            <text:p><text:span text:style-name="T1">Unity Editor</text:span></text:p>
          </draw:text-box>
        </draw:frame>
        <draw:custom-shape draw:style-name="gr6" draw:text-style-name="P6" draw:layer="layout" svg:width="2.921cm" svg:height="0.635cm" svg:x="1.889cm" svg:y="11.795cm">
          <text:p text:style-name="P1"><text:span text:style-name="T1">ConfigEdito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921cm" svg:height="0.635cm" svg:x="1.889cm" svg:y="12.684cm">
          <text:p text:style-name="P1"><text:span text:style-name="T1">RegisterSDK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921cm" svg:height="0.635cm" svg:x="1.889cm" svg:y="13.573cm">
          <text:p text:style-name="P1"><text:span text:style-name="T1">ReportBug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5" draw:id="id15" draw:layer="layout" svg:width="2.921cm" svg:height="0.635cm" svg:x="13.7cm" svg:y="7.731cm">
          <text:p text:style-name="P1"><text:span text:style-name="T1">Connecto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6" draw:id="id16" draw:layer="layout" svg:width="2.921cm" svg:height="0.635cm" svg:x="13.7cm" svg:y="9.509cm">
          <text:p text:style-name="P1"><text:span text:style-name="T1">WSConnecto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4" draw:id="id14" draw:layer="layout" svg:width="2.921cm" svg:height="0.635cm" svg:x="13.7cm" svg:y="8.62cm">
          <text:p text:style-name="P1"><text:span text:style-name="T1">RESTConnector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6.621cm" svg:y1="8.937cm" svg:x2="16.621cm" svg:y2="8.048cm" draw:start-shape="id14" draw:start-glue-point="1" draw:end-shape="id15" draw:end-glue-point="1" svg:d="m16621 8937h500v-889h-500">
          <text:p/>
        </draw:connector>
        <draw:connector draw:style-name="gr7" draw:text-style-name="P1" draw:layer="layout" svg:x1="16.621cm" svg:y1="9.826cm" svg:x2="16.621cm" svg:y2="8.048cm" draw:start-shape="id16" draw:start-glue-point="1" draw:end-shape="id15" draw:end-glue-point="1" svg:d="m16621 9826h500v-1778h-500">
          <text:p/>
        </draw:connector>
        <draw:custom-shape draw:style-name="gr6" draw:text-style-name="P6" draw:layer="layout" svg:width="2.921cm" svg:height="0.635cm" svg:x="5.064cm" svg:y="11.795cm">
          <text:p text:style-name="P1"><text:span text:style-name="T1">UpdateSDK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2" draw:layer="layout" svg:width="5.722cm" svg:height="0.963cm" svg:x="7.47cm" svg:y="1.002cm">
          <draw:text-box>
            <text:p text:style-name="P1">Watson Unity SDK</text:p>
          </draw:text-box>
        </draw:frame>
        <draw:frame draw:style-name="gr2" draw:text-style-name="P4" draw:layer="layout" svg:width="3.423cm" svg:height="0.64cm" svg:x="8.651cm" svg:y="1.889cm">
          <draw:text-box>
            <text:p><text:span text:style-name="T1">Directory Structure</text:span></text:p>
          </draw:text-box>
        </draw:frame>
        <draw:rect draw:style-name="gr3" draw:text-style-name="P6" xml:id="id17" draw:id="id17" draw:layer="layout" svg:width="3.937cm" svg:height="0.635cm" svg:x="4.181cm" svg:y="3.011cm">
          <text:p text:style-name="P1"><text:span text:style-name="T1">Assets/Plugins/Watson/</text:span></text:p>
        </draw:rect>
        <draw:rect draw:style-name="gr3" draw:text-style-name="P6" xml:id="id18" draw:id="id18" draw:layer="layout" svg:width="2.921cm" svg:height="0.635cm" svg:x="8.753cm" svg:y="3.011cm">
          <text:p text:style-name="P1"><text:span text:style-name="T1">Art/</text:span></text:p>
          <text:p text:style-name="P1"><text:span text:style-name="T4">Models &amp; Textures</text:span></text:p>
        </draw:rect>
        <draw:rect draw:style-name="gr3" draw:text-style-name="P6" draw:layer="layout" svg:width="2.921cm" svg:height="0.635cm" svg:x="8.753cm" svg:y="3.773cm">
          <text:p text:style-name="P1"><text:span text:style-name="T1">Docs/</text:span></text:p>
          <text:p text:style-name="P1"><text:span text:style-name="T4">Documentation</text:span></text:p>
        </draw:rect>
        <draw:rect draw:style-name="gr3" draw:text-style-name="P6" draw:layer="layout" svg:width="2.921cm" svg:height="0.635cm" svg:x="8.753cm" svg:y="4.535cm">
          <text:p text:style-name="P1"><text:span text:style-name="T1">Editor/</text:span></text:p>
          <text:p text:style-name="P1"><text:span text:style-name="T4">Unity Editor classes</text:span></text:p>
        </draw:rect>
        <draw:rect draw:style-name="gr3" draw:text-style-name="P6" draw:layer="layout" svg:width="2.921cm" svg:height="0.635cm" svg:x="8.753cm" svg:y="6.059cm">
          <text:p text:style-name="P1"><text:span text:style-name="T1">Logging/</text:span></text:p>
          <text:p text:style-name="P1"><text:span text:style-name="T4">Logging classes</text:span></text:p>
        </draw:rect>
        <draw:rect draw:style-name="gr3" draw:text-style-name="P6" draw:layer="layout" svg:width="2.921cm" svg:height="0.635cm" svg:x="8.753cm" svg:y="6.821cm">
          <text:p text:style-name="P1"><text:span text:style-name="T1">Prefabs/</text:span></text:p>
          <text:p text:style-name="P1"><text:span text:style-name="T4">Unity Prefab Objects</text:span></text:p>
        </draw:rect>
        <draw:rect draw:style-name="gr3" draw:text-style-name="P6" draw:layer="layout" svg:width="2.921cm" svg:height="0.635cm" svg:x="8.747cm" svg:y="8.366cm">
          <text:p text:style-name="P1"><text:span text:style-name="T1">Scenes/</text:span></text:p>
          <text:p text:style-name="P1"><text:span text:style-name="T4">Unity Scenes</text:span></text:p>
        </draw:rect>
        <draw:rect draw:style-name="gr3" draw:text-style-name="P6" xml:id="id19" draw:id="id19" draw:layer="layout" svg:width="2.921cm" svg:height="0.635cm" svg:x="8.747cm" svg:y="9.128cm">
          <text:p text:style-name="P1"><text:span text:style-name="T1">Services/</text:span></text:p>
          <text:p text:style-name="P1"><text:span text:style-name="T4">Service classes</text:span></text:p>
        </draw:rect>
        <draw:rect draw:style-name="gr3" draw:text-style-name="P6" xml:id="id20" draw:id="id20" draw:layer="layout" svg:width="2.921cm" svg:height="0.635cm" svg:x="11.922cm" svg:y="9.128cm">
          <text:p text:style-name="P1"><text:span text:style-name="T1">v1/</text:span></text:p>
          <text:p text:style-name="P1"><text:span text:style-name="T4">Version 1</text:span></text:p>
        </draw:rect>
        <draw:rect draw:style-name="gr3" draw:text-style-name="P6" draw:layer="layout" svg:width="2.921cm" svg:height="0.635cm" svg:x="8.753cm" svg:y="5.297cm">
          <text:p text:style-name="P1"><text:span text:style-name="T1">Examples/</text:span></text:p>
          <text:p text:style-name="P1"><text:span text:style-name="T4">SDK Examples</text:span></text:p>
        </draw:rect>
        <draw:rect draw:style-name="gr3" draw:text-style-name="P6" draw:layer="layout" svg:width="2.921cm" svg:height="0.635cm" svg:x="8.747cm" svg:y="9.89cm">
          <text:p text:style-name="P1"><text:span text:style-name="T1">Utilities/</text:span></text:p>
          <text:p text:style-name="P1"><text:span text:style-name="T4">Utility classes</text:span></text:p>
        </draw:rect>
        <draw:rect draw:style-name="gr3" draw:text-style-name="P6" draw:layer="layout" svg:width="2.921cm" svg:height="0.635cm" svg:x="8.747cm" svg:y="7.604cm">
          <text:p text:style-name="P1"><text:span text:style-name="T1">ThirdParty/</text:span></text:p>
          <text:p text:style-name="P1"><text:span text:style-name="T4">ThirdParty Source</text:span></text:p>
        </draw:rect>
        <draw:connector draw:style-name="gr1" draw:text-style-name="P1" draw:layer="layout" svg:x1="8.118cm" svg:y1="3.328cm" svg:x2="8.753cm" svg:y2="3.328cm" draw:start-shape="id17" draw:end-shape="id18" draw:end-glue-point="3" svg:d="m8118 3328h635">
          <text:p/>
        </draw:connector>
        <draw:connector draw:style-name="gr1" draw:text-style-name="P1" draw:layer="layout" svg:x1="11.668cm" svg:y1="9.445cm" svg:x2="11.922cm" svg:y2="9.445cm" draw:start-shape="id19" draw:start-glue-point="1" draw:end-shape="id20" draw:end-glue-point="3" svg:d="m11668 9445h2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.778cm" fo:margin-left="1cm" fo:margin-right="1cm" fo:page-width="21.59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ichard Lyle</meta:initial-creator>
    <meta:creation-date>2015-09-29T12:27:34.24</meta:creation-date>
    <dc:date>2015-10-05T17:39:21.20</dc:date>
    <dc:creator>Richard Lyle</dc:creator>
    <meta:editing-duration>PT10H21M4S</meta:editing-duration>
    <meta:editing-cycles>11</meta:editing-cycles>
    <meta:generator>OpenOffice/4.0.1$Win32 OpenOffice.org_project/401m5$Build-9714</meta:generator>
    <meta:document-statistic meta:object-count="75"/>
  </office:meta>
</office:document-meta>
</file>